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monospace" fo:font-size="14pt" fo:letter-spacing="normal" fo:font-style="normal" fo:font-weight="normal" officeooo:rsid="0001a290" officeooo:paragraph-rsid="0001a290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1a290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rsid="0001a290" officeooo:paragraph-rsid="0001a290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rsid="0001a290" officeooo:paragraph-rsid="0001a290"/>
    </style:style>
    <style:style style:name="T1" style:family="text">
      <style:text-properties fo:color="#008000" style:font-name="sans-serif" fo:font-size="12.7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2.75pt" fo:font-weight="bold"/>
    </style:style>
    <style:style style:name="T4" style:family="text">
      <style:text-properties fo:font-variant="normal" fo:text-transform="none" fo:color="#000000" style:font-name="sans-serif" fo:font-size="12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style:font-name="sans-serif" fo:font-size="12.75pt" fo:letter-spacing="normal" fo:font-style="normal" fo:font-weight="normal" officeooo:rsid="0001a290" loext:padding="0in" loext:border="none"/>
    </style:style>
    <style:style style:name="T6" style:family="text">
      <style:text-properties fo:font-variant="normal" fo:text-transform="none" fo:color="#000000" style:font-name="sans-serif" fo:font-size="12.75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000000" style:font-name="sans-serif" fo:font-size="12.75pt" fo:letter-spacing="normal" fo:font-style="normal" fo:font-weight="bold" officeooo:rsid="0001a290" loext:padding="0in" loext:border="none"/>
    </style:style>
    <style:style style:name="T8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9" style:family="text">
      <style:text-properties fo:font-variant="normal" fo:text-transform="none" fo:color="#008000" style:font-name="sans-serif" fo:font-size="12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8000" style:font-name="sans-serif" fo:font-size="12.75pt" fo:letter-spacing="normal" fo:font-style="normal" fo:font-weight="normal" officeooo:rsid="0001a290" loext:padding="0in" loext:border="none"/>
    </style:style>
    <style:style style:name="T11" style:family="text">
      <style:text-properties fo:font-variant="normal" fo:text-transform="none" fo:color="#008000" style:font-name="monospace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80937908" text:style-name="L1">
        <text:list-header>
          <text:p text:style-name="P3"><text:span text:style-name="T2">Missing Database Driver</text:span></text:p>
        </text:list-header>
      </text:list>
      <text:p text:style-name="P4"><text:span text:style-name="T6">dbError</text:span><text:span text:style-name="T4">: </text:span><text:span text:style-name="T9">"Problem getting driver:com.mysql.jdbc.Driver"</text:span><text:span text:style-name="T4">,</text:span></text:p>
      <text:p text:style-name="P4"><text:span text:style-name="T2"/></text:p>
      <text:p text:style-name="P4"><text:span text:style-name="T2">Database Unreachable</text:span></text:p>
      <text:p text:style-name="P4"><text:span text:style-name="T6">dbError</text:span><text:span text:style-name="T4">: </text:span><text:span text:style-name="T9">"Problem getting connection:Communications link failure The last packet sent successfully to the server was 0 milliseconds ago. The driver has not received any packets from the server."</text:span><text:span text:style-name="T4">,</text:span></text:p>
      <text:p text:style-name="P4"><text:span text:style-name="T2"/></text:p>
      <text:p text:style-name="P4"><text:span text:style-name="T2">Database Not Authorized</text:span></text:p>
      <text:p text:style-name="P2"><text:span text:style-name="T7">dbError</text:span><text:span text:style-name="T5">: </text:span><text:span text:style-name="T10">"Problem getting connection:Unknown database 'SP20_3308_tug134641'"</text:span><text:span text:style-name="T5">,</text:span></text:p>
      <text:p text:style-name="P4"><text:span text:style-name="T2"/></text:p>
      <text:p text:style-name="P4"><text:span text:style-name="T2">Syntax error in SQL Statement</text:span></text:p>
      <text:p text:style-name="P2"><text:span text:style-name="T7">errorMsg</text:span><text:span text:style-name="T5">: </text:span><text:span text:style-name="T10">"Exception thrown, messages is: You have an error in your SQL syntax; check the manual that corresponds to your MySQL server version for the right syntax to use near 'SELCT web_user_id, user_email, user_password, membership_fee, birthday, web_user' at line 1"</text:span></text:p>
      <text:p text:style-name="P4"><text:span text:style-name="T2"/></text:p>
      <text:p text:style-name="P4"><text:span text:style-name="T2">Error Extracting Data from Result Set (bad column name)</text:span></text:p>
      <text:p text:style-name="P1"><text:span text:style-name="T3">errorMsg</text:span><text:span text:style-name="T2">: </text:span><text:span text:style-name="T1">"Exception thrown in model.webUser.StringData (the constructor that takes a ResultSet): Column 'user_id' not found."</text:span></text:p>
      <text:p text:style-name="P4"><text:span text:style-name="T2"/></text:p>
      <text:p text:style-name="P4"><text:span text:style-name="T2">Error Extracting Data from Result Set (wrong data type)</text:span></text:p>
      <text:p text:style-name="P4"><text:span text:style-name="T11">"bad Integer in FormatUtils:madilyn.simons@temple.edu Error:java.lang.String cannot be cast to java.lang.Integer"</text:span><text:span text:style-name="T8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5:28:19.029041093</meta:creation-date>
    <dc:date>2020-02-23T15:43:19.141800124</dc:date>
    <meta:editing-duration>PT4M51S</meta:editing-duration>
    <meta:editing-cycles>1</meta:editing-cycles>
    <meta:document-statistic meta:table-count="0" meta:image-count="0" meta:object-count="0" meta:page-count="1" meta:paragraph-count="12" meta:word-count="135" meta:character-count="1043" meta:non-whitespace-character-count="921"/>
    <meta:generator>LibreOffice/6.0.7.3$Linux_X86_64 LibreOffice_project/00m0$Build-3</meta:generator>
  </office:meta>
</office:document-meta>
</file>